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officeooo:rsid="00123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tab/><text:tab/><text:tab/><text:tab/><text:tab/><text:span text:style-name="T1">Primerea iteración</text:span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0:14:01.616234040</meta:creation-date>
    <dc:date>2021-06-10T10:14:58.275828284</dc:date>
    <meta:editing-duration>PT57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17"/>
    <meta:generator>LibreOffice/6.4.7.2$Linux_X86_64 LibreOffice_project/40$Build-2</meta:generator>
  </office:meta>
</office:document-meta>
</file>